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bff6" officeooo:paragraph-rsid="0019bff6"/>
    </style:style>
    <style:style style:name="P2" style:family="paragraph" style:parent-style-name="Standard">
      <style:text-properties officeooo:rsid="001a988f" officeooo:paragraph-rsid="001a988f"/>
    </style:style>
    <style:style style:name="P3" style:family="paragraph" style:parent-style-name="Standard">
      <style:text-properties officeooo:rsid="001b635c" officeooo:paragraph-rsid="001b635c"/>
    </style:style>
    <style:style style:name="T1" style:family="text">
      <style:text-properties fo:background-color="#ffff6d" loext:char-shading-value="0"/>
    </style:style>
    <style:style style:name="T2" style:family="text">
      <style:text-properties fo:background-color="#ffff6d" loext:char-shading-value="0"/>
    </style:style>
    <style:style style:name="T3" style:family="text">
      <style:text-properties officeooo:rsid="001a988f" fo:background-color="#ffff6d" loext:char-shading-value="0"/>
    </style:style>
    <style:style style:name="T4" style:family="text">
      <style:text-properties officeooo:rsid="001a988f"/>
    </style:style>
    <style:style style:name="T5" style:family="text">
      <style:text-properties officeooo:rsid="001b02d9"/>
    </style:style>
    <style:style style:name="T6" style:family="text">
      <style:text-properties officeooo:rsid="001b02d9" fo:background-color="#ffd7d7" loext:char-shading-value="0"/>
    </style:style>
    <style:style style:name="T7" style:family="text">
      <style:text-properties officeooo:rsid="001b02d9" fo:background-color="#ffd7d7" loext:char-shading-value="0"/>
    </style:style>
    <style:style style:name="T8" style:family="text">
      <style:text-properties officeooo:rsid="001b02d9" fo:background-color="#77bc65" loext:char-shading-value="0"/>
    </style:style>
    <style:style style:name="T9" style:family="text">
      <style:text-properties officeooo:rsid="001cc67c"/>
    </style:style>
    <style:style style:name="T10" style:family="text">
      <style:text-properties fo:background-color="#4e102d" loext:char-shading-value="0"/>
    </style:style>
    <style:style style:name="T11" style:family="text">
      <style:text-properties fo:background-color="#4e102d" loext:char-shading-value="0"/>
    </style:style>
    <style:style style:name="T12" style:family="text">
      <style:text-properties officeooo:rsid="001cc67c" fo:background-color="#fff5ce" loext:char-shading-value="0"/>
    </style:style>
    <style:style style:name="T13" style:family="text">
      <style:text-properties officeooo:rsid="001cc67c" fo:background-color="#fff5c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- cd </text:span>ile dosya içerisine giriyoruz.</text:p>
      <text:p text:style-name="P1"><text:span text:style-name="T2">**git clone url </text:span>ile projeyi oluşturduk. İlk kez proje oluşturduğumuzda kullanırız.</text:p>
      <text:p text:style-name="P1"><text:span text:style-name="T2">2- ls i</text:span>le dosyaları listeleriz</text:p>
      <text:p text:style-name="P1"><text:span text:style-name="T2">3- cd</text:span> ile proje dosyamıza girdik</text:p>
      <text:p text:style-name="P1"><text:span text:style-name="T2">4- ls </text:span>ile projemizdeki dosyaları listeledik.</text:p>
      <text:p text:style-name="P1"><text:span text:style-name="T2">5- <text:s/>touch</text:span> komutu ile dosya oluştururuz. (touch denemefile)</text:p>
      <text:p text:style-name="P1"><text:span text:style-name="T2">6- </text:span><text:span text:style-name="T3">gedit </text:span><text:span text:style-name="T4">komutu ile dosya içinde düzenleme yaparız. (gedit denemefile)</text:span></text:p>
      <text:p text:style-name="P2"><text:span text:style-name="T2">7- git status</text:span> durumu gösterir.</text:p>
      <text:p text:style-name="P2"><text:span text:style-name="T2">8- git add &lt;filename&gt;</text:span> ile commitlenmeye hazır hale geldi.</text:p>
      <text:p text:style-name="P2"/>
      <text:p text:style-name="P2"/>
      <text:p text:style-name="P2"/>
      <text:p text:style-name="P2"/>
      <text:p text:style-name="P2">*** <text:span text:style-name="T8">git log </text:span><text:span text:style-name="T5">komutu ile bütün commitlerimizi görebiliriz.</text:span></text:p>
      <text:p text:style-name="P3">***<text:span text:style-name="T11">git tag &lt;tag name&gt; &lt;commit adresi&gt; </text:span>ile <text:span text:style-name="T9">istenen commit e tag atanır.</text:span></text:p>
      <text:p text:style-name="P3">*** <text:span text:style-name="T13">git push <text:s/>- -tags </text:span><text:span text:style-name="T9">ile taglar’ı pushlarız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21:52:33.263615848</meta:creation-date>
    <dc:date>2022-11-15T00:40:35.549203807</dc:date>
    <meta:editing-duration>PT16M27S</meta:editing-duration>
    <meta:editing-cycles>1</meta:editing-cycles>
    <meta:document-statistic meta:table-count="0" meta:image-count="0" meta:object-count="0" meta:page-count="1" meta:paragraph-count="12" meta:word-count="94" meta:character-count="610" meta:non-whitespace-character-count="526"/>
    <meta:generator>LibreOffice/7.3.6.2$Linux_X86_64 LibreOffice_project/30$Build-2</meta:generator>
  </office:meta>
</office:document-meta>
</file>